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U</mi>
      <mrow>
        <mo stretchy="false">(</mo>
        <mrow>
          <mi>t</mi>
          <mi>,</mi>
          <msub>
            <mi>t</mi>
            <mn>0</mn>
          </msub>
        </mrow>
        <mo stretchy="false">)</mo>
      </mrow>
      <mrow>
        <mi/>
        <mo stretchy="false">=</mo>
        <mi/>
      </mrow>
      <mi>T</mi>
      <mi>exp</mi>
      <mfenced open="(" close=")">
        <mrow>
          <mrow>
            <mo stretchy="false">−</mo>
            <mrow>
              <mfrac>
                <mtext>i</mtext>
                <mo stretchy="false">ℏ</mo>
              </mfrac>
            </mrow>
          </mrow>
          <mrow>
            <munderover>
              <mo stretchy="false">∫</mo>
              <msub>
                <mi>t</mi>
                <mn>0</mn>
              </msub>
              <mi>t</mi>
            </munderover>
            <mtext>d</mtext>
          </mrow>
          <mi>t</mi>
          <mi>'</mi>
          <mi>H</mi>
          <mrow>
            <mo stretchy="false">(</mo>
            <mrow>
              <mi>t</mi>
              <mi>'</mi>
            </mrow>
            <mo stretchy="false">)</mo>
          </mrow>
        </mrow>
      </mfenced>
    </mrow>
    <annotation encoding="StarMath 5.0">U(t, t_0) `=` T exp left ( - {"i" over hbar} int from t_0 to t "d" t' H(t') right )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3T16:10:03.965000000</meta:creation-date>
    <meta:generator>LibreOffice/4.1.4.2$Windows_x86 LibreOffice_project/0a0440ccc0227ad9829de5f46be37cfb6edcf72</meta:generator>
  </office:meta>
</office:document-meta>
</file>